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C000000ABDA6CDBED592624E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3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6.281cm" fo:padding-top="0cm" fo:padding-left="0.203cm" fo:padding-right="0.10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49cm" svg:height="6.032cm" svg:x="1.541cm" svg:y="10.335cm">
          <draw:image xlink:href="Pictures/100002010000021C000000ABDA6CDBED592624E4.png" xlink:type="simple" xlink:show="embed" xlink:actuate="onLoad">
            <text:p/>
          </draw:image>
        </draw:frame>
        <draw:frame draw:style-name="gr2" draw:text-style-name="P2" draw:layer="layout" svg:width="0.635cm" svg:height="1.089cm" svg:x="3.667cm" svg:y="15.224cm">
          <draw:text-box>
            <text:p>q</text:p>
          </draw:text-box>
        </draw:frame>
        <draw:line draw:style-name="gr3" draw:text-style-name="P3" draw:layer="layout" svg:x1="5.572cm" svg:y1="11.033cm" svg:x2="5.572cm" svg:y2="16.24cm">
          <text:p/>
        </draw:line>
        <draw:line draw:style-name="gr3" draw:text-style-name="P3" draw:layer="layout" svg:x1="7.731cm" svg:y1="11.034cm" svg:x2="7.731cm" svg:y2="16.24cm">
          <text:p/>
        </draw:line>
        <draw:line draw:style-name="gr3" draw:text-style-name="P3" draw:layer="layout" svg:x1="9.763cm" svg:y1="11.034cm" svg:x2="9.763cm" svg:y2="16.24cm">
          <text:p/>
        </draw:line>
        <draw:line draw:style-name="gr3" draw:text-style-name="P3" draw:layer="layout" svg:x1="11.795cm" svg:y1="11.034cm" svg:x2="11.795cm" svg:y2="16.24cm">
          <text:p/>
        </draw:line>
        <draw:frame draw:style-name="gr4" draw:text-style-name="P2" draw:layer="layout" svg:width="0.381cm" svg:height="6.406cm" svg:x="14.335cm" svg:y="15.859cm">
          <draw:text-box>
            <text:p>0</text:p>
          </draw:text-box>
        </draw:frame>
        <draw:line draw:style-name="gr3" draw:text-style-name="P3" draw:layer="layout" svg:x1="13.954cm" svg:y1="11.033cm" svg:x2="13.954cm" svg:y2="16.367cm">
          <text:p/>
        </draw:line>
        <draw:line draw:style-name="gr3" draw:text-style-name="P3" draw:layer="layout" svg:x1="5.572cm" svg:y1="15.986cm" svg:x2="7.731cm" svg:y2="15.986cm">
          <text:p/>
        </draw:line>
        <draw:line draw:style-name="gr3" draw:text-style-name="P3" draw:layer="layout" svg:x1="7.731cm" svg:y1="15.097cm" svg:x2="9.763cm" svg:y2="15.097cm">
          <text:p/>
        </draw:line>
        <draw:line draw:style-name="gr3" draw:text-style-name="P3" draw:layer="layout" svg:x1="9.763cm" svg:y1="15.986cm" svg:x2="15.859cm" svg:y2="15.9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30T19:33:36.972973646</dc:date>
    <meta:editing-duration>PT9M48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